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2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82872" calcext:value-type="float">
            <text:p>168.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1264" calcext:value-type="float">
            <text:p>169.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52648" calcext:value-type="float">
            <text:p>158.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37408" calcext:value-type="float">
            <text:p>158.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0728" calcext:value-type="float">
            <text:p>157.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88056" calcext:value-type="float">
            <text:p>156.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6824" calcext:value-type="float">
            <text:p>157.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2544" calcext:value-type="float">
            <text:p>157.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3504" calcext:value-type="float">
            <text:p>158.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3776" calcext:value-type="float">
            <text:p>157.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06472" calcext:value-type="float">
            <text:p>152.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10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4668" calcext:value-type="float">
            <text:p>153.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6192" calcext:value-type="float">
            <text:p>153.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2232" calcext:value-type="float">
            <text:p>155.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2544" calcext:value-type="float">
            <text:p>157.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3024" calcext:value-type="float">
            <text:p>158.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16072" calcext:value-type="float">
            <text:p>158.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6484" calcext:value-type="float">
            <text:p>158.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3088" calcext:value-type="float">
            <text:p>155.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9168" calcext:value-type="float">
            <text:p>146.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200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32" calcext:value-type="float">
            <text:p>139.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856" calcext:value-type="float">
            <text:p>140.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504" calcext:value-type="float">
            <text:p>143.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608" calcext:value-type="float">
            <text:p>143.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92" calcext:value-type="float">
            <text:p>145.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26056" calcext:value-type="float">
            <text:p>149.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12568" calcext:value-type="float">
            <text:p>152.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35784" calcext:value-type="float">
            <text:p>150.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0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9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528" calcext:value-type="float">
            <text:p>145.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5723111302801</text:p>
          </table:table-cell>
          <table:table-cell office:value-type="string" calcext:value-type="string">
            <text:p>198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268" calcext:value-type="float">
            <text:p>138.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